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1c1d1f" style:font-name="udemy sans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c1d1f" style:font-name="udemy sans" fo:font-size="13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1c1d1f" style:font-name="udemy sans" fo:font-size="13.5pt" fo:letter-spacing="normal" fo:font-style="normal" fo:font-weight="normal"/>
    </style:style>
    <style:style style:name="T3" style:family="text">
      <style:text-properties fo:font-variant="normal" fo:text-transform="none" fo:color="#5624d0" style:text-line-through-style="none" style:text-line-through-type="none" style:font-name="udemy sans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Git is a version control system</text:span></text:span><text:span text:style-name="T2"> (</text:span><text:a xlink:type="simple" xlink:href="https://git-scm.com/book/en/v2/Getting-Started-About-Version-Control" office:target-frame-name="_blank" xlink:show="new" text:style-name="Internet_20_link" text:visited-style-name="Visited_20_Internet_20_Link"><text:span text:style-name="T3">https://git-scm.com/book/en/v2/Getting-Started-About-Version-Control</text:span></text:a><text:span text:style-name="T2">) that helps you control your source code. For example, you can easily go back to older states of your code or revert in case you mess up your code.</text:span></text:p>
      <text:p text:style-name="P1">Using it, is totally optional! It's also not a tool that's related to Flutter in any way - you can indeed use Git in ANY (programming) project.</text:p>
      <text:p text:style-name="P1">Since it is optional and not directly related to Flutter, I will not dive into Git in this course. Nonetheless, it's definitely a tool worth learning for every developer.</text:p>
      <text:p text:style-name="P2"><text:span text:style-name="T2">In case you are interested, this tutorial gets you started: </text:span><text:a xlink:type="simple" xlink:href="https://academind.com/learn/web-dev/git-the-basics/" office:target-frame-name="_blank" xlink:show="new" text:style-name="Internet_20_link" text:visited-style-name="Visited_20_Internet_20_Link"><text:span text:style-name="T3">https://academind.com/learn/web-dev/git-the-basics/</text:span></text:a></text:p>
      <text:p text:style-name="P2"><text:span text:style-name="T2">Also check out the official docs: </text:span><text:a xlink:type="simple" xlink:href="https://git-scm.com/about" office:target-frame-name="_blank" xlink:show="new" text:style-name="Internet_20_link" text:visited-style-name="Visited_20_Internet_20_Link"><text:span text:style-name="T3">https://git-scm.com/about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1:16:09.226915974</meta:creation-date>
    <dc:date>2022-05-03T11:17:09.157393658</dc:date>
    <meta:editing-duration>PT1M</meta:editing-duration>
    <meta:editing-cycles>1</meta:editing-cycles>
    <meta:document-statistic meta:table-count="0" meta:image-count="0" meta:object-count="0" meta:page-count="1" meta:paragraph-count="5" meta:word-count="110" meta:character-count="732" meta:non-whitespace-character-count="627"/>
    <meta:generator>LibreOffice/6.4.7.2$Linux_X86_64 LibreOffice_project/40$Build-2</meta:generator>
  </office:meta>
</office:document-meta>
</file>